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Preformatted_20_Text">
      <style:paragraph-properties style:writing-mode="lr-tb"/>
    </style:style>
    <style:style style:name="P5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Aula 09 — Estrutura de Repetição <text:span text:style-name="Source_20_Text">for</text:span> (Parte 1)</text:h>
      <text:h text:style-name="Heading_20_2" text:outline-level="2">1. O que é o <text:span text:style-name="Source_20_Text">for</text:span>?</text:h>
      <text:p text:style-name="Text_20_body">O <text:span text:style-name="Source_20_Text">for</text:span> é uma <text:span text:style-name="Strong_20_Emphasis">estrutura de repetição</text:span> usada quando sabemos <text:span text:style-name="Strong_20_Emphasis">quantas vezes</text:span> queremos que algo se repita.</text:p>
      <text:p text:style-name="Text_20_body">📌 Estrutura básica:</text:p>
      <text:p text:style-name="P1"><text:span text:style-name="Source_20_Text">for variavel in range(inicio, fim, passo):</text:span></text:p>
      <text:p text:style-name="P2"><text:span text:style-name="Source_20_Text"><text:s text:c="4"/># bloco de código</text:span></text:p>
      <text:list text:style-name="L1">
        <text:list-item>
          <text:p text:style-name="P3"><text:span text:style-name="Strong_20_Emphasis">inicio</text:span> → valor inicial (inclusivo)</text:p>
        </text:list-item>
        <text:list-item>
          <text:p text:style-name="P3"><text:span text:style-name="Strong_20_Emphasis">fim</text:span> → valor final (exclusivo → vai até <text:span text:style-name="Source_20_Text">fim-1</text:span>)</text:p>
        </text:list-item>
        <text:list-item>
          <text:p text:style-name="P3"><text:span text:style-name="Strong_20_Emphasis">passo</text:span> → de quanto em quanto o contador será incrementado</text:p>
        </text:list-item>
      </text:list>
      <text:p text:style-name="Horizontal_20_Line"/>
      <text:h text:style-name="Heading_20_2" text:outline-level="2">2. Exemplos práticos</text:h>
      <text:h text:style-name="Heading_20_3" text:outline-level="3">Repetindo uma ação várias vezes</text:h>
      <text:p text:style-name="P1"><text:span text:style-name="Source_20_Text">for c in range(0, 8): <text:s text:c="2"/># repete de 0 até 7</text:span></text:p>
      <text:p text:style-name="P2"><text:span text:style-name="Source_20_Text"><text:s text:c="4"/>print("Oi")</text:span></text:p>
      <text:p text:style-name="Horizontal_20_Line"/>
      <text:h text:style-name="Heading_20_3" text:outline-level="3">Contando para frente</text:h>
      <text:p text:style-name="P1"><text:span text:style-name="Source_20_Text">for c in range(0, 9): <text:s text:c="2"/># vai de 0 até 8</text:span></text:p>
      <text:p text:style-name="P4"><text:span text:style-name="Source_20_Text"><text:s text:c="4"/>print(c, end=" ")</text:span></text:p>
      <text:p text:style-name="P2"><text:span text:style-name="Source_20_Text">print("FIM")</text:span></text:p>
      <text:p text:style-name="Horizontal_20_Line"/>
      <text:h text:style-name="Heading_20_3" text:outline-level="3">Contando para trás</text:h>
      <text:p text:style-name="P1"><text:span text:style-name="Source_20_Text">for c in range(9, 0, -1): <text:s/># começa em 9 e vai até 1</text:span></text:p>
      <text:p text:style-name="P4"><text:span text:style-name="Source_20_Text"><text:s text:c="4"/>print(c, end=" ")</text:span></text:p>
      <text:p text:style-name="P2"><text:span text:style-name="Source_20_Text">print("FIM")</text:span></text:p>
      <text:p text:style-name="Horizontal_20_Line"/>
      <text:h text:style-name="Heading_20_3" text:outline-level="3">Pulando números</text:h>
      <text:p text:style-name="P1"><text:span text:style-name="Source_20_Text">for c in range(0, 10, 2): <text:s/># pula de 2 em 2</text:span></text:p>
      <text:p text:style-name="P4"><text:span text:style-name="Source_20_Text"><text:s text:c="4"/>print(c, end=" ")</text:span></text:p>
      <text:p text:style-name="P2"><text:span text:style-name="Source_20_Text">print("FIM")</text:span></text:p>
      <text:p text:style-name="Horizontal_20_Line"/>
      <text:h text:style-name="Heading_20_3" text:outline-level="3"><text:soft-page-break/>Com valores definidos pelo usuário</text:h>
      <text:p text:style-name="P1"><text:span text:style-name="Source_20_Text">n = int(input("Digite um número: "))</text:span></text:p>
      <text:p text:style-name="P4"><text:span text:style-name="Source_20_Text">for c in range(0, n+1):</text:span></text:p>
      <text:p text:style-name="P4"><text:span text:style-name="Source_20_Text"><text:s text:c="4"/>print(c, end=" ")</text:span></text:p>
      <text:p text:style-name="P2"><text:span text:style-name="Source_20_Text">print("FIM")</text:span></text:p>
      <text:p text:style-name="Horizontal_20_Line"/>
      <text:h text:style-name="Heading_20_3" text:outline-level="3">Três inputs (início, fim, passo)</text:h>
      <text:p text:style-name="P1"><text:span text:style-name="Source_20_Text">inicio = int(input("Digite o início: "))</text:span></text:p>
      <text:p text:style-name="P4"><text:span text:style-name="Source_20_Text">fim = int(input("Digite o fim: "))</text:span></text:p>
      <text:p text:style-name="P4"><text:span text:style-name="Source_20_Text">passo = int(input("Digite o passo: "))</text:span></text:p>
      <text:p text:style-name="P4"/>
      <text:p text:style-name="P4"><text:span text:style-name="Source_20_Text">for c in range(inicio, fim+1, passo):</text:span></text:p>
      <text:p text:style-name="P4"><text:span text:style-name="Source_20_Text"><text:s text:c="4"/>print(c, end=" ")</text:span></text:p>
      <text:p text:style-name="P2"><text:span text:style-name="Source_20_Text">print("FIM")</text:span></text:p>
      <text:p text:style-name="Horizontal_20_Line"/>
      <text:h text:style-name="Heading_20_3" text:outline-level="3">For com input dentro do laço</text:h>
      <text:p text:style-name="P1"><text:span text:style-name="Source_20_Text">for c in range(0, 3):</text:span></text:p>
      <text:p text:style-name="P4"><text:span text:style-name="Source_20_Text"><text:s text:c="4"/>t = int(input("Digite um número: "))</text:span></text:p>
      <text:p text:style-name="P4"><text:span text:style-name="Source_20_Text"><text:s text:c="4"/>print(f"Você digitou {t}")</text:span></text:p>
      <text:p text:style-name="P2"><text:span text:style-name="Source_20_Text">print("FIM")</text:span></text:p>
      <text:p text:style-name="Horizontal_20_Line"/>
      <text:h text:style-name="Heading_20_3" text:outline-level="3">Somando valores digitados</text:h>
      <text:p text:style-name="P1"><text:span text:style-name="Source_20_Text">soma = 0</text:span></text:p>
      <text:p text:style-name="P4"><text:span text:style-name="Source_20_Text">for c in range(0, 3):</text:span></text:p>
      <text:p text:style-name="P4"><text:span text:style-name="Source_20_Text"><text:s text:c="4"/>n = int(input("Digite um número: "))</text:span></text:p>
      <text:p text:style-name="P4"><text:span text:style-name="Source_20_Text"><text:s text:c="4"/>soma += n</text:span></text:p>
      <text:p text:style-name="P2"><text:span text:style-name="Source_20_Text">print(f"A soma foi {soma}")</text:span></text:p>
      <text:p text:style-name="Horizontal_20_Line"/>
      <text:h text:style-name="Heading_20_2" text:outline-level="2">3. Dicas importantes</text:h>
      <text:list text:style-name="L2">
        <text:list-item>
          <text:p text:style-name="P5">O <text:span text:style-name="Source_20_Text">for</text:span> é usado quando você <text:span text:style-name="Strong_20_Emphasis">já sabe quantas vezes</text:span> vai repetir.</text:p>
        </text:list-item>
        <text:list-item>
          <text:p text:style-name="P5">O <text:span text:style-name="Source_20_Text">while</text:span> é usado quando <text:span text:style-name="Strong_20_Emphasis">não sabe exatamente</text:span> quantas vezes vai repetir. (vai aparecer em outra aula).</text:p>
        </text:list-item>
        <text:list-item>
          <text:p text:style-name="P5">O <text:span text:style-name="Source_20_Text">range()</text:span> nunca inclui o último número → <text:span text:style-name="Source_20_Text">range(0, 5)</text:span> vai de <text:span text:style-name="Source_20_Text">0</text:span> até <text:span text:style-name="Source_20_Text">4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11:33:52.480877400</meta:creation-date>
    <dc:date>2025-10-02T11:34:39.106167600</dc:date>
    <meta:editing-duration>PT47S</meta:editing-duration>
    <meta:editing-cycles>1</meta:editing-cycles>
    <meta:document-statistic meta:table-count="0" meta:image-count="0" meta:object-count="0" meta:page-count="2" meta:paragraph-count="52" meta:word-count="297" meta:character-count="1634" meta:non-whitespace-character-count="1344"/>
    <meta:generator>LibreOffice/25.8.1.1$Windows_X86_64 LibreOffice_project/54047653041915e595ad4e45cccea684809c77b5</meta:generator>
  </office:meta>
</office:document-meta>
</file>